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Arial1" svg:font-family="Arial, Verdana, sans-serif"/>
    <style:font-face style:name="Georgia" svg:font-family="Georgia"/>
    <style:font-face style:name="OpenSymbol" svg:font-family="OpenSymbol"/>
    <style:font-face style:name="Calibri" svg:font-family="Calibri" style:font-family-generic="roman" style:font-pitch="variable"/>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center" style:justify-single-word="false"/>
      <style:text-properties style:font-name="Georgia1" fo:font-size="16pt" style:font-size-asian="16pt" style:font-size-complex="16pt"/>
    </style:style>
    <style:style style:name="P3" style:family="paragraph" style:parent-style-name="Standard" style:master-page-name="Standard">
      <style:paragraph-properties fo:text-align="center" style:justify-single-word="false" style:page-number="auto"/>
    </style:style>
    <style:style style:name="P4" style:family="paragraph" style:parent-style-name="Text_20_body">
      <style:paragraph-properties fo:margin-top="0cm" fo:margin-bottom="0cm" fo:line-height="138%" style:writing-mode="lr-tb"/>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Georgia" fo:font-size="11pt" fo:font-style="normal" style:text-underline-style="none" fo:font-weight="normal" style:text-blinking="false" fo:background-color="transparent"/>
    </style:style>
    <style:style style:name="P6" style:family="paragraph" style:parent-style-name="Text_20_body" style:list-style-name="L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Georgia" fo:font-size="11pt" fo:font-style="normal" style:text-underline-style="none" fo:font-weight="normal" style:text-blinking="false" fo:background-color="transparent"/>
    </style:style>
    <style:style style:name="P7" style:family="paragraph" style:parent-style-name="Text_20_body" style:list-style-name="L2">
      <style:paragraph-properties fo:margin-top="0cm" fo:margin-bottom="0cm" fo:line-height="138%" fo:background-color="transparent" style:writing-mode="lr-tb">
        <style:background-image/>
      </style:paragraph-properties>
    </style:style>
    <style:style style:name="P8" style:family="paragraph" style:parent-style-name="Text_20_body" style:list-style-name="L4">
      <style:paragraph-properties fo:margin-top="0cm" fo:margin-bottom="0cm" fo:line-height="138%" fo:background-color="transparent" style:writing-mode="lr-tb">
        <style:background-image/>
      </style:paragraph-properties>
    </style:style>
    <style:style style:name="P9" style:family="paragraph" style:parent-style-name="Heading_20_2">
      <style:paragraph-properties fo:text-align="center" style:justify-single-word="false"/>
      <style:text-properties fo:font-variant="normal" fo:text-transform="none" fo:color="#000000" style:text-line-through-style="none" style:font-name="Georgia" fo:font-size="16pt" fo:font-style="normal" style:text-underline-style="none" fo:font-weight="normal" style:text-blinking="false" fo:background-color="transparent" style:font-size-asian="14pt" style:font-size-complex="14pt"/>
    </style:style>
    <style:style style:name="P10" style:family="paragraph" style:parent-style-name="Heading_20_2">
      <style:paragraph-properties fo:margin-top="0.635cm" fo:margin-bottom="0.212cm" fo:line-height="138%" fo:text-align="center" style:justify-single-word="false" style:writing-mode="lr-tb"/>
      <style:text-properties fo:font-variant="normal" fo:text-transform="none" fo:color="#000000" style:text-line-through-style="none" style:font-name="Georgia" fo:font-size="16pt" fo:font-style="normal" style:text-underline-style="none" fo:font-weight="normal" style:text-blinking="false" fo:background-color="transparent"/>
    </style:style>
    <style:style style:name="P11" style:family="paragraph" style:parent-style-name="Heading_20_2">
      <style:paragraph-properties fo:margin-top="0cm" fo:margin-bottom="0cm" fo:line-height="138%" fo:text-align="center" style:justify-single-word="false" style:writing-mode="lr-tb"/>
    </style:style>
    <style:style style:name="P12" style:family="paragraph" style:parent-style-name="Heading_20_2">
      <style:paragraph-properties fo:margin-top="0cm" fo:margin-bottom="0cm" fo:line-height="138%" style:writing-mode="lr-tb"/>
      <style:text-properties fo:font-variant="normal" fo:text-transform="none" fo:color="#000000" style:text-line-through-style="none" style:font-name="Georgia" fo:font-size="16pt" fo:font-style="normal" style:text-underline-style="none" fo:font-weight="normal" style:text-blinking="false" fo:background-color="transparent" style:font-size-asian="16pt" style:font-size-complex="16pt"/>
    </style:style>
    <style:style style:name="P13" style:family="paragraph" style:parent-style-name="Heading_20_2">
      <style:paragraph-properties fo:margin-top="0cm" fo:margin-bottom="0cm" fo:line-height="138%" fo:text-align="center" style:justify-single-word="false" style:writing-mode="lr-tb"/>
      <style:text-properties fo:font-variant="normal" fo:text-transform="none" fo:color="#000000" style:text-line-through-style="none" style:font-name="Georgia" fo:font-size="16pt" fo:font-style="normal" style:text-underline-style="none" fo:font-weight="normal" style:text-blinking="false" fo:background-color="transparent" style:font-size-asian="16pt" style:font-size-complex="16pt"/>
    </style:style>
    <style:style style:name="P14" style:family="paragraph" style:parent-style-name="Heading_20_5">
      <style:paragraph-properties fo:margin-top="0.423cm" fo:margin-bottom="0.141cm" fo:line-height="120%" style:writing-mode="lr-tb"/>
    </style:style>
    <style:style style:name="P15" style:family="paragraph" style:parent-style-name="Heading_20_5">
      <style:paragraph-properties fo:margin-top="0.423cm" fo:margin-bottom="0.141cm" fo:line-height="120%" style:writing-mode="lr-tb"/>
      <style:text-properties fo:font-variant="normal" fo:text-transform="none" fo:color="#666666" style:text-line-through-style="none" style:font-name="Arial2" fo:font-size="11pt" fo:font-style="normal" style:text-underline-style="none" fo:font-weight="normal" style:text-blinking="false" fo:background-color="transparent"/>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fo:font-weight="bold" style:font-style-asian="italic" style:font-weight-asian="bold" style:font-style-complex="italic"/>
    </style:style>
    <style:style style:name="T4" style:family="text">
      <style:text-properties fo:font-variant="normal" fo:text-transform="none" fo:color="#000000" style:text-line-through-style="none" style:font-name="Georgia" fo:font-size="11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Georgia" fo:font-style="normal" style:text-underline-style="none" fo:font-weight="normal" style:text-blinking="false" fo:background-color="transparent"/>
    </style:style>
    <style:style style:name="T6" style:family="text">
      <style:text-properties fo:font-variant="normal" fo:text-transform="none" fo:color="#000000" style:text-line-through-style="none" style:font-name="Georgia" fo:font-size="16pt" fo:font-style="normal" style:text-underline-style="none" fo:font-weight="normal" style:text-blinking="false" fo:background-color="transparent"/>
    </style:style>
    <style:style style:name="T7" style:family="text">
      <style:text-properties fo:font-variant="normal" fo:text-transform="none" fo:color="#000000" style:text-line-through-style="none" style:text-underline-style="none" fo:font-weight="normal" style:text-blinking="false" fo:background-color="transparent"/>
    </style:style>
    <style:style style:name="T8" style:family="text">
      <style:text-properties fo:font-variant="normal" fo:text-transform="none" fo:color="#1155cc" style:text-line-through-style="none" style:font-name="Georgia" fo:font-size="11pt" fo:font-style="normal" style:text-underline-style="solid" style:text-underline-width="auto" style:text-underline-color="font-color" fo:font-weight="normal" style:text-blinking="false" fo:background-color="transparent"/>
    </style:style>
    <style:style style:name="T9" style:family="text">
      <style:text-properties fo:font-variant="normal" fo:text-transform="none" fo:color="#1155cc" style:text-line-through-style="none" style:font-name="Arial2" fo:font-size="11pt" fo:font-style="normal" style:text-underline-style="solid" style:text-underline-width="auto" style:text-underline-color="font-color" fo:font-weight="normal" style:text-blinking="false" fo:background-color="transparent"/>
    </style:style>
    <style:style style:name="T10" style:family="text">
      <style:text-properties fo:font-variant="normal" fo:text-transform="none" fo:color="#666666" style:text-line-through-style="none" style:font-name="Arial2" fo:font-size="11pt" fo:font-style="normal" style:text-underline-style="none" fo:font-weight="normal" style:text-blinking="false" fo:background-color="transparent"/>
    </style:style>
    <style:style style:name="T11" style:family="text">
      <style:text-properties fo:font-variant="normal" fo:text-transform="none" fo:color="#666666" style:text-line-through-style="none" style:text-underline-style="none" fo:font-weight="normal" style:text-blinking="false" fo:background-color="transparen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GoBack"/><text:span text:style-name="T1">TEMPLATE FOR THE ISSI2019 DOCTORAL FORUM</text:span></text:p>
      <text:p text:style-name="P1"/>
      <text:p text:style-name="Standard"><text:span text:style-name="T1">NAME: </text:span><text:span text:style-name="T3">Ivan Heibi</text:span></text:p>
      <text:p text:style-name="Standard"><text:span text:style-name="T1">INSTITUTION: </text:span><text:span text:style-name="T3">Department of Classical Philology and Italian Studies, University of Bologna, Bologna (Italy) (</text:span><text:a xlink:type="simple" xlink:href="http://www.ficlit.unibo.it/it" text:style-name="Internet_20_link" text:visited-style-name="Visited_20_Internet_20_Link"><text:span text:style-name="T3">ficlit.unibo.it</text:span></text:a><text:span text:style-name="T3">)</text:span></text:p>
      <text:p text:style-name="Standard"><text:span text:style-name="T1">ADVISOR(S): </text:span><text:span text:style-name="T3">Silvio Peroni</text:span></text:p>
      <text:p text:style-name="Standard"><text:span text:style-name="T1">STATUS IN PROGRAM: </text:span><text:span text:style-name="T2">I started my PhD studies in November 2018, under the 'Digital Humanities' curricula. I have previously worked with the </text:span><text:a xlink:type="simple" xlink:href="http://opencitations.net/" text:style-name="Internet_20_link" text:visited-style-name="Visited_20_Internet_20_Link"><text:span text:style-name="T2">OpenCitations project</text:span></text:a><text:span text:style-name="T2"> for a one year contract as a research fellow, my main contribution was on the development of visualization tools for RDF data. </text:span></text:p>
      <text:p text:style-name="Standard"><text:span text:style-name="T1">DESCRIPTION OF RESEARCH:</text:span></text:p>
      <text:p text:style-name="Standard"><text:span text:style-name="T1"/></text:p>
      <text:p text:style-name="P2">The application of Semantic Publishing technologies in the Science of Science research domain for the Humanities field</text:p>
      <text:p text:style-name="P2"/>
      <text:h text:style-name="P9" text:outline-level="2"><text:bookmark text:name="docs-internal-guid-e2511c4e-7fff-b847-68a3-f452338d507a"/>Background and Purpose</text:h>
      <text:p text:style-name="P4"><text:span text:style-name="T4">SoS (Science of Science) [1]</text:span><text:span text:style-name="T7"> </text:span><text:span text:style-name="T4">purpose is to quantify and predict scientific research and its resulting outcomes. The main purpose of my work is the application of this field of study into the Humanities domain, which has gained less attention in the literature compared to the sciences [2]. Bibliometric analysis and social/networking interactions should be taken in consideration. Through this work I would like to mainly focus on one important macro aspect concerning scholarly publications in the Humanities: Citations. Regarding this, I would like to focus on these two research questions:</text:span></text:p>
      <text:list xml:id="list6917759348360967932" text:style-name="L2">
        <text:list-item>
          <text:p text:style-name="P6">What are the common leading patterns, from a syntactic point of view, used by authors when citing and creating the bibliographic references? e.g. a quantitative analysis of citations in accordance with the sections in which they have been used. Detection, extraction and classification of references are all thematics covered by this question.</text:p>
        </text:list-item>
        <text:list-item>
          <text:p text:style-name="P7"><text:span text:style-name="T4">What are the reasons, i.e. the citation function [3], to cite other works and what are the most important ones? </text:span></text:p>
        </text:list-item>
      </text:list>
      <text:p text:style-name="Text_20_body"/>
      <text:p text:style-name="P4"><text:span text:style-name="T4">Finally, I would like to turn the information and knowledge gained from the above questions into a practical formation. The idea is to create tools and design models which could highlight meaningful features/metrics, and outlook informations on Humanities research from different perspectives.</text:span></text:p>
      <text:p text:style-name="P4"><text:soft-page-break/><text:span text:style-name="T4"/></text:p>
      <text:h text:style-name="P13" text:outline-level="2"><text:bookmark text:name="docs-internal-guid-30046094-7fff-36a4-d539-16b0b29f0079"/>Design/methodology/approach</text:h>
      <text:p text:style-name="P4"><text:span text:style-name="T4">SoS is a collection of efforts driven from fields such scientometric, sociology and economics of science [1]. Large-scale data analysis, along with network analysis and the application of theoretical concepts of social processes, are highly under consideration to answer this work purposes. To finalize the things discovered in this work, I would like to develop tools aimed at: (a) understanding network dynamics of Humanities research, (b) facilitating the scientific progresses of the Humanities community, considering the facts learned. This will make the efforts made in this work meaningful from a practical point of view. SoS sub-fields analysis have been already adopted in the past with positive deductions/implications. For instance in [12]</text:span><text:span text:style-name="T7"> </text:span><text:span text:style-name="T4">after applying such analysis, the authors suggested to consider a wider citation timeline when investigating Humanities research impact. In my work, similar results are achievable following the answers obtained from the research questions raised previously as purposes. The ‘Resources’ and ‘Methodologies’ used are crucial:</text:span><text:bookmark text:name="docs-internal-guid-fd0db921-7fff-0c2a-5a33-dbbd2ddd4417"/></text:p>
      <text:list xml:id="list4435894858470616358" text:style-name="L4">
        <text:list-item>
          <text:p text:style-name="P8"><text:span text:style-name="T4">Resources: Humanities is an ever-changing disciplinary with a collection of several fields, but regarding this fact, in the following work I would like to mainly focus on journal article-oriented study fields. Although, book-oriented studies appear to be the type of documents mostly cited by humanities fields [13], my decision is driven considering the fact that journal articles are likely to be more available as researching data resources. In this case, literature and history are reasonable study fields to take in consideration. </text:span></text:p>
        </text:list-item>
        <text:list-item>
          <text:p text:style-name="P8"><text:span text:style-name="T4">Methodologies: technically the main approach of this work is based on using Semantic Web technologies [4], such that the data are represent in the form of a globally linked database with the attribution of a semantic content. Applying Semantic Web technologies in the scholarly publishing domain, is also known as "Semantic Publishing” [5] [6]. This approach has already been adapted and still used in many projects (e.g. OpenCitations [7]), gaining positive impacts mostly in its application to scientific fields. Conducting SoS with the integration of Semantic publishing methods in it will gain several benefits. Getting data out onto the Web and linked semantically, is a high profit, specially if open standards and open source tools are used. This will increase the collaborative nature of the community developments and rapid progress. In addition, using Semantic Web technologies is a striking approach for building graph-based diagrams and deduce social/networking interaction patterns, which is one of the sub-subjects of SoS.</text:span></text:p>
        </text:list-item>
      </text:list>
      <text:h text:style-name="P11" text:outline-level="2"><text:soft-page-break/><text:span text:style-name="T6"/></text:h>
      <text:h text:style-name="P11" text:outline-level="2"><text:bookmark text:name="docs-internal-guid-7f77d225-7fff-81d3-0f5d-82d774efe179"/><text:span text:style-name="T6">Findings</text:span></text:h>
      <text:p text:style-name="P4"><text:span text:style-name="T4">Dealing with citation analysis with respect to the two previous questions, might let us: (a) Understand their usage and define common patterns, concerning different features, e.g. the sections where they are being used. This could lead us to the definition of new reference detection and mining techniques, as it has been done previously [13]. (b) Classify and identify reasons for citing based on relevant features. The results obtained regarding this point, will hopefully reveal new characterizations of the citation function in the Humanities, or enforce past works findings, for instance, macro classification of positive/negative citations [8] [9]. As the finalization of this work is based on building tools and models which exposes the theoretical backgrounds learned, hopefully these tools will be able mine/introduce new perspectives, and assist the community in understanding new hidden aspects regarding the Humanities domain.</text:span></text:p>
      <text:h text:style-name="P10" text:outline-level="2">Research limitations/implications</text:h>
      <text:p text:style-name="P4"><text:span text:style-name="T4">Defining the fields of study covered by Humanities is the first of the problems, since there are still an open debate on the set of studies that should be attributed [13]. Moving on bibliometrics analysis, the Humanities, as research domain, has several limits and processing difficulties [12] [13]</text:span><text:span text:style-name="T7"> </text:span><text:span text:style-name="T4">such as: the lower proportion of journal articles cited by humanities compared to the scientific oriented domains case, their ageing rate, the local relevance of these works, the presence of a division between publications directed toward researchers and writings directed to a public audience. The main tangible implication of such limitations are the absence of a solid homogeneous data resource to rely on, and try build common knowledge-base concepts globally applicable to the entire Humanities.</text:span></text:p>
      <text:h text:style-name="P10" text:outline-level="2">Practical/Social implications</text:h>
      <text:p text:style-name="P5">Generally the application of SoS analysis in any domain will result in a deeper understanding of the factors that drive successful science, this will enable future researches effectively address environmental, societal, and technological problems. For the Humanities case, SoS improvements and new discoveries could gain revolutionary impacts considering the low coverage it has achieved in the past years. Positive impacts get even more evident in case this work will lead to a development of applications that assist the community into a functional usage of the discoveries made. Hopefully the developed tools of this work, should broaden the horizon regarding Humanities researchers knowledge with new additional semantic and graph-knowledge based information introduced with the help of the Semantic Web technologies. <text:soft-page-break/>Researchers in the Humanities community will learn and gain significant experience from this, which could further be reflected in their own works.</text:p>
      <text:h text:style-name="P10" text:outline-level="2">Originality/value</text:h>
      <text:p text:style-name="P4"><text:span text:style-name="T4">This work main attempt is studying and combining semantic publishing, scientometric, sociology and bibliometrics sciences into the elaboration and the mining of new knowledge regarding the scholarly research dynamics for the Humanities domain. The most significant advancements should come thanks to the inclusion of semantic publishing methodologies into the publications and citation analysis of this domain, this involves the use of semantic web, semantic annotation, and data markupping techniques. This approach is considered an original advent into the Humanities, considering to what has been done until now. Although one of this work purposes is to conduct citation analysis from a syntactical perspective, previous works showed the fact that it is possible to derive a semantic and rhetorical representation from the syntactic organisation [14], this outcome will become much more concrete when combining it with the ‘citation function’ analysis results. Elaborating such results using semantic publishing techniques will enrich the semantical value of Humanities research, enable its linking to semantically related articles, provide access to data within the article in actionable form, and facilitate the integration of data between papers [15]. Successful outcomes like these, will reduce the limitations and gaps that Humanities research has, compared to the scientific-based domains.</text:span></text:p>
      <text:p text:style-name="P4"><text:span text:style-name="T4"/></text:p>
      <text:h text:style-name="P12" text:outline-level="2"><text:bookmark text:name="docs-internal-guid-cee4fd83-7fff-5096-2e7b-5a995d9bbd70"/><text:soft-page-break/>References</text:h>
      <text:h text:style-name="P14" text:outline-level="5"><text:bookmark-start text:name="__RefHeading__38_49863033"/><text:span text:style-name="T10">[1] Fortunato, S., Bergstrom, C. T., Börner, K., Evans, J. A., Helbing, D., Milojević, S., ... &amp; Vespignani, A. (2018). Science of science. Science, 359(6379), eaao0185. DOI: </text:span><text:a xlink:type="simple" xlink:href="https://doi.org/10.1126/science.aao0185" text:style-name="Internet_20_link" text:visited-style-name="Visited_20_Internet_20_Link"><text:span text:style-name="T9">https://doi.org/10.1126/science.aao0185</text:span></text:a><text:span text:style-name="T11"> </text:span><text:bookmark-end text:name="__RefHeading__38_49863033"/></text:h>
      <text:h text:style-name="P14" text:outline-level="5"><text:span text:style-name="T10">[2] Martín-Martín, A., Orduna-Malea, E., Thelwall, M., &amp; López-Cózar, E. D. (2018). Google Scholar, Web of Science, and Scopus: A systematic comparison of citations in 252 subject categories. Journal of Informetrics, 12(4), 1160-1177. DOI: </text:span><text:a xlink:type="simple" xlink:href="https://doi.org/10.1016/j.joi.2018.09.002" text:style-name="Internet_20_link" text:visited-style-name="Visited_20_Internet_20_Link"><text:span text:style-name="T9">https://doi.org/10.1016/j.joi.2018.09.002</text:span></text:a><text:span text:style-name="T11">  </text:span></text:h>
      <text:h text:style-name="P15" text:outline-level="5">[3] Teufel, S., Siddharthan, A., &amp; Tidhar, D. (2006). An annotation scheme for citation function.</text:h>
      <text:h text:style-name="P14" text:outline-level="5"><text:span text:style-name="T10">[4] Berners-Lee, T., &amp; Hendler, J. (2001). Publishing on the semantic web. Nature, 410(6832), 1023. DOI: </text:span><text:a xlink:type="simple" xlink:href="https://doi.org/10.1038/35074206" text:style-name="Internet_20_link" text:visited-style-name="Visited_20_Internet_20_Link"><text:span text:style-name="T9">https://doi.org/10.1038/35074206</text:span></text:a><text:span text:style-name="T11">  </text:span></text:h>
      <text:h text:style-name="P14" text:outline-level="5"><text:span text:style-name="T10">[5] Shotton, D. (2009). Semantic publishing: the coming revolution in scientific journal publishing. DOI: </text:span><text:a xlink:type="simple" xlink:href="https://doi.org/10.1087/2009202" text:style-name="Internet_20_link" text:visited-style-name="Visited_20_Internet_20_Link"><text:span text:style-name="T9">https://doi.org/10.1087/2009202</text:span></text:a><text:span text:style-name="T11"> </text:span></text:h>
      <text:h text:style-name="P14" text:outline-level="5"><text:span text:style-name="T10">[6] Shotton, D., Portwin, K., Klyne, G., &amp; Miles, A. (2009). Adventures in semantic publishing: exemplar semantic enhancements of a research article. PLoS computational biology, 5(4), e1000361. DOI: </text:span><text:a xlink:type="simple" xlink:href="https://doi.org/10.1371/journal.pcbi.1000361" text:style-name="Internet_20_link" text:visited-style-name="Visited_20_Internet_20_Link"><text:span text:style-name="T9">https://doi.org/10.1371/journal.pcbi.1000361</text:span></text:a><text:span text:style-name="T11"> </text:span></text:h>
      <text:h text:style-name="P14" text:outline-level="5"><text:span text:style-name="T10">[7] Peroni, S., Dutton, A., Gray, T., &amp; Shotton, D. (2015). Setting our bibliographic references free: towards open citation data. Journal of Documentation, 71(2), 253-277. DOI: </text:span><text:a xlink:type="simple" xlink:href="https://doi.org/10.1108/JD-12-2013-0166" text:style-name="Internet_20_link" text:visited-style-name="Visited_20_Internet_20_Link"><text:span text:style-name="T9">https://doi.org/10.1108/JD-12-2013-0166</text:span></text:a><text:span text:style-name="T11"> </text:span></text:h>
      <text:h text:style-name="P14" text:outline-level="5"><text:span text:style-name="T10">[8] Lin, C. S. (2018). An analysis of citation functions in the humanities and social sciences research from the perspective of problematic citation analysis assumptions. Scientometrics, 116(2), 797-813. DOI: </text:span><text:a xlink:type="simple" xlink:href="https://doi.org/10.1007/s11192-018-2770-2" text:style-name="Internet_20_link" text:visited-style-name="Visited_20_Internet_20_Link"><text:span text:style-name="T9">https://doi.org/10.1007/s11192-018-2770-2</text:span></text:a><text:span text:style-name="T11">  </text:span></text:h>
      <text:h text:style-name="P14" text:outline-level="5"><text:span text:style-name="T10">[9] Stremersch, S., Camacho, N., Vanneste, S., &amp; Verniers, I. (2015). Unraveling scientific impact: Citation types in marketing journals. International Journal of Research in Marketing, 32(1), 64-77. DOI: </text:span><text:a xlink:type="simple" xlink:href="https://doi.org/10.1016/j.ijresmar.2014.09.004" text:style-name="Internet_20_link" text:visited-style-name="Visited_20_Internet_20_Link"><text:span text:style-name="T9">https://doi.org/10.1016/j.ijresmar.2014.09.004</text:span></text:a></text:h>
      <text:h text:style-name="P14" text:outline-level="5"><text:span text:style-name="T10">[10] Linmans, A. (2009). Why with bibliometrics the humanities does not need to be the weakest link: Indicators for research evaluation based on citations, library holdings, and productivity measures. Scientometrics, 83(2), 337-354. DOI: </text:span><text:a xlink:type="simple" xlink:href="https://doi.org/10.1007/s11192-009-0088-9" text:style-name="Internet_20_link" text:visited-style-name="Visited_20_Internet_20_Link"><text:span text:style-name="T9">https://doi.org/10.1007/s11192-009-0088-9</text:span></text:a></text:h>
      <text:h text:style-name="P14" text:outline-level="5"><text:span text:style-name="T10">[11] Rodrigues Alves D, Colavizza G and Kaplan F (2018) Deep Reference Mining From Scholarly Literature in the Arts and Humanities. Front. Res. Metr. Anal. 3:21. DOI: </text:span><text:a xlink:type="simple" xlink:href="https://doi.org/10.3389/frma.2018.00021" text:style-name="Internet_20_link" text:visited-style-name="Visited_20_Internet_20_Link"><text:span text:style-name="T9">https://doi.org/10.3389/frma.2018.00021</text:span></text:a></text:h>
      <text:h text:style-name="P14" text:outline-level="5"><text:soft-page-break/><text:span text:style-name="T10">[12] Archambault, É., &amp; Larivière, V. (2010). The limits of bibliometrics for the analysis of the social sciences and humanities literature. World social science report, 251-254. </text:span><text:a xlink:type="simple" xlink:href="https://crctcs.openum.ca/files/sites/60/2015/10/biblio_worldsocsciencereport.pdf" text:style-name="Internet_20_link" text:visited-style-name="Visited_20_Internet_20_Link"><text:span text:style-name="T9">https://crctcs.openum.ca/files/sites/60/2015/10/biblio_worldsocsciencereport.pdf</text:span></text:a><text:span text:style-name="T11"> </text:span></text:h>
      <text:h text:style-name="P14" text:outline-level="5"><text:span text:style-name="T10">[13] Hammarfelt, B. (2016). Beyond coverage: Toward a bibliometrics for the humanities. In Research assessment in the humanities(pp. 115-131). Springer, Cham. DOI: </text:span><text:a xlink:type="simple" xlink:href="https://doi.org/10.1007/978-3-319-29016-4_1" text:style-name="Internet_20_link" text:visited-style-name="Visited_20_Internet_20_Link"><text:span text:style-name="T9">https://doi.org/10.1007/978-3-319-29016-4_1</text:span></text:a><text:span text:style-name="T11"> </text:span></text:h>
      <text:h text:style-name="P14" text:outline-level="5"><text:span text:style-name="T10">[14] Peroni, S. (2017). Automating semantic publishing. Data Science, 1(1-2), 155-173. DOI: </text:span><text:a xlink:type="simple" xlink:href="https://doi.org/10.3233/DS-170012" text:style-name="Internet_20_link" text:visited-style-name="Visited_20_Internet_20_Link"><text:span text:style-name="T9">https://doi.org/10.3233/DS-170012</text:span></text:a><text:span text:style-name="T11"> </text:span></text:h>
      <text:h text:style-name="P14" text:outline-level="5"><text:span text:style-name="T10">[15] Kuhn, T., &amp; Dumontier, M. (2017). Genuine semantic publishing. Data Science, 1(1-2), 139-154. DOI: </text:span><text:a xlink:type="simple" xlink:href="https://doi.org/10.3233/DS-170010" text:style-name="Internet_20_link" text:visited-style-name="Visited_20_Internet_20_Link"><text:span text:style-name="T9">https://doi.org/10.3233/DS-170010</text:span></text:a><text:span text:style-name="T11"> </text:span></text:h>
      <text:p text:style-name="P4"><text:span text:style-name="T4"/></text:p>
      <text:p text:style-name="Text_20_body"><text:line-break/></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Arial1" svg:font-family="Arial, Verdana, sans-serif"/>
    <style:font-face style:name="Georgia" svg:font-family="Georgia"/>
    <style:font-face style:name="OpenSymbol" svg:font-family="OpenSymbol"/>
    <style:font-face style:name="Calibri" svg:font-family="Calibri" style:font-family-generic="roman" style:font-pitch="variable"/>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5" style:display-name="Heading 5" style:family="paragraph" style:parent-style-name="Heading" style:next-style-name="Text_20_body" style:default-outline-level="5" style:class="text">
      <style:text-properties style:font-name="Times New Roman" fo:font-size="10pt" fo:font-weight="bold" style:font-name-asian="Arial Unicode MS" style:font-size-asian="10pt" style:font-weight-asian="bold" style:font-name-complex="Tahoma" style:font-size-complex="10pt"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gimoto, Cassidy Rose</meta:initial-creator>
    <dc:creator>ivan heibi</dc:creator>
    <meta:editing-cycles>27</meta:editing-cycles>
    <meta:creation-date>2019-03-18T15:52:00</meta:creation-date>
    <dc:date>2019-04-06T17:01:59</dc:date>
    <meta:editing-duration>PT3H58M3S</meta:editing-duration>
    <meta:generator>OpenOffice/4.1.6$Unix OpenOffice.org_project/416m1$Build-9790</meta:generator>
    <meta:document-statistic meta:table-count="0" meta:image-count="0" meta:object-count="0" meta:page-count="6" meta:paragraph-count="42" meta:word-count="1672" meta:character-count="119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